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#REF!))=0)" style:apply-style-name="Excel_5f_CondFormat_5f_1_5f_3_5f_1_20_3" style:base-cell-address="Parameter.C1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Arduino/RoomLight_DaylightSimulation/src/Datastore/" calcext:value-type="string">
            <text:p>file:///C:/SwProjects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4])"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15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1]+[.F11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3]+[.F13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4]+[.F14]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5]+[.F15]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25" office:value-type="string" calcext:value-type="string">
            <text:p>LightScene_Night::BRIGHTNESS_Min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6]+[.F16]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7]+[.F17]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8]+[.F18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9]+[.F19]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1]+[.F21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2]+[.F22]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8]+[.F28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9]+[.F29]" office:value-type="float" office:value="36" calcext:value-type="float">
            <text:p>3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ce18"/>
          <table:table-cell table:style-name="ce7"/>
          <table:table-cell table:style-name="ce24" table:number-columns-repeated="5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10:Parameter.H11 Parameter.D10:Parameter.D10 Parameter.C25:Parameter.C25 Parameter.C23:Parameter.C23 Parameter.F19:Parameter.F19 Parameter.F16:Parameter.F17 Parameter.F14:Parameter.F14 Parameter.G12:Parameter.H127 Parameter.C28:Parameter.C28 Parameter.D23:Parameter.D28 Parameter.F22:Parameter.F127 Parameter.D30:Parameter.E127 Parameter.C30:Parameter.C30 Parameter.C32:Parameter.C127">
            <calcext:condition calcext:apply-style-name="Excel_CondFormat_1_3_1 3" calcext:value="formula-is(LEN(TRIM(#REF!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1.6.2$Windows_X86_64 LibreOffice_project/0e133318fcee89abacd6a7d077e292f1145735c3</meta:generator>
    <dc:date>2024-05-02T13:43:32.416000000</dc:date>
    <meta:editing-duration>P17DT10H55M20S</meta:editing-duration>
    <meta:editing-cycles>624</meta:editing-cycles>
    <meta:document-statistic meta:table-count="1" meta:cell-count="169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ul;"
    Print #iFile, "        const static uint32_t COLOR_Min = 0ul;"
    Print #iFile, "        const static uint32_t COLOR_Max = 0xFFFFFFFFul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otected:"
    Print #iFile, "        uint8_t* GetBufferPtr(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